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D95D916D73418B39.png" manifest:media-type="image/png"/>
  <manifest:file-entry manifest:full-path="Pictures/10000001000001F8000001EFEF1E36F0FE7A50C1.png" manifest:media-type="image/png"/>
  <manifest:file-entry manifest:full-path="Pictures/10000000000005B4000003FC76C402DDA80CE3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fo:min-height="2.629cm"/>
      <style:paragraph-properties style:writing-mode="lr-tb"/>
    </style:style>
    <style:style style:name="pr3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2.544cm" svg:height="15.749cm" svg:x="0.056cm" svg:y="0.051cm">
          <draw:image xlink:href="Pictures/10000000000005B4000003FC76C402DDA80CE3A0.png" xlink:type="simple" xlink:show="embed" xlink:actuate="onLoad" draw:mime-type="image/png">
            <text:p/>
          </draw:image>
        </draw:frame>
        <draw:frame draw:style-name="gr1" draw:text-style-name="P1" draw:layer="layout" svg:width="15.6cm" svg:height="15.322cm" svg:x="12.9cm" svg:y="0.755cm">
          <draw:image xlink:href="Pictures/10000001000001F8000001EFEF1E36F0FE7A50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7.999cm" svg:height="15.749cm" svg:x="0.061cm" svg:y="0.95cm">
          <draw:image xlink:href="Pictures/100000010000078000000438D95D916D73418B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08:08:37.576767710</meta:creation-date>
    <dc:date>2022-11-15T11:04:39.907427276</dc:date>
    <meta:editing-duration>PT2H45M52S</meta:editing-duration>
    <meta:editing-cycles>1</meta:editing-cycles>
    <meta:document-statistic meta:object-count="30"/>
    <meta:generator>LibreOffice/7.3.6.2$Linux_X86_64 LibreOffice_project/30$Build-2</meta:generator>
  </office:meta>
</office:document-meta>
</file>